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Footnote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font-size-complex="13pt"/>
    </style:style>
    <style:style style:name="P22" style:family="paragraph" style:parent-style-name="Table_20_Contents" style:list-style-name="L5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3" style:family="paragraph" style:parent-style-name="Table_20_Contents" style:list-style-name="L57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4" style:family="paragraph" style:parent-style-name="Table_20_Contents" style:list-style-name="L58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5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5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6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8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79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0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1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5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9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9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style:language-asian="ja" style:country-asian="JP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2" style:family="text">
      <style:text-properties fo:color="#3333ff" fo:font-size="20pt" fo:background-color="#ffcc00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5">#_ </text:span></text:p>
      <text:list xml:id="list7411348452965807278" text:style-name="L1">
        <text:list-item>
          <text:p text:style-name="P25">REVIEW </text:p>
        </text:list-item>
        <text:list-item>
          <text:p text:style-name="P25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8372117" text:continue-numbering="true" text:style-name="L1">
        <text:list-item>
          <text:list>
            <text:list-item>
              <text:p text:style-name="P25">==&gt; COMP</text:p>
            </text:list-item>
          </text:list>
        </text:list-item>
        <text:list-item>
          <text:p text:style-name="P25"/>
        </text:list-item>
      </text:list>
      <text:p text:style-name="P5"/>
      <text:p text:style-name="P5">[next]</text:p>
      <text:list xml:id="list5668444063037375377" text:style-name="L2">
        <text:list-item>
          <text:p text:style-name="P26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8368173" text:continue-numbering="true" text:style-name="L2">
        <text:list-item>
          <text:p text:style-name="P26"/>
        </text:list-item>
      </text:list>
      <text:p text:style-name="P5"><text:soft-page-break/>[further]</text:p>
      <text:p text:style-name="P13"><text:line-break/><text:span text:style-name="T6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5">#_ </text:span></text:p>
      <text:list xml:id="list6290302387475999640" text:style-name="L3">
        <text:list-item>
          <text:p text:style-name="P27">REVIEW </text:p>
        </text:list-item>
        <text:list-item>
          <text:p text:style-name="P27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8370111" text:continue-numbering="true" text:style-name="L3">
        <text:list-item>
          <text:p text:style-name="P27"/>
        </text:list-item>
      </text:list>
      <text:p text:style-name="P5">[next]</text:p>
      <text:list xml:id="list9176753818090888513" text:style-name="L4">
        <text:list-item>
          <text:p text:style-name="P28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8348339" text:continue-numbering="true" text:style-name="L4">
        <text:list-item>
          <text:p text:style-name="P28"/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5">#_ </text:span></text:p>
      <text:list xml:id="list1175497026967856018" text:style-name="L5">
        <text:list-item>
          <text:p text:style-name="P29">REVIEW </text:p>
        </text:list-item>
        <text:list-item>
          <text:p text:style-name="P29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8352719" text:continue-numbering="true" text:style-name="L5">
        <text:list-item>
          <text:p text:style-name="P29"/>
          <text:list>
            <text:list-item>
              <text:p text:style-name="P29"/>
            </text:list-item>
          </text:list>
        </text:list-item>
      </text:list>
      <text:p text:style-name="P5"/>
      <text:p text:style-name="P5">[next]</text:p>
      <text:list xml:id="list1036687052872091655" text:style-name="L6">
        <text:list-item>
          <text:p text:style-name="P30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8373709" text:continue-numbering="true" text:style-name="L6">
        <text:list-item>
          <text:p text:style-name="P30"/>
        </text:list-item>
      </text:list>
      <text:p text:style-name="P5">[further]</text:p>
      <text:p text:style-name="P13"><text:line-break/><text:span text:style-name="T6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5">#_ </text:span></text:p>
      <text:list xml:id="list8528601255962037501" text:style-name="L7">
        <text:list-item>
          <text:p text:style-name="P31">REVIEW </text:p>
        </text:list-item>
        <text:list-item>
          <text:p text:style-name="P31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8375892" text:continue-numbering="true" text:style-name="L7">
        <text:list-item>
          <text:p text:style-name="P31"><text:soft-page-break/>TASK-2 : #21</text:p>
        </text:list-item>
      </text:list>
      <text:p text:style-name="P5"/>
      <text:p text:style-name="P5">[next]</text:p>
      <text:list xml:id="list7307528728389632374" text:style-name="L8">
        <text:list-item>
          <text:p text:style-name="P83">TASK : #22</text:p>
        </text:list-item>
      </text:list>
      <text:p text:style-name="P5">[further]</text:p>
      <text:p text:style-name="P13"><text:line-break/><text:span text:style-name="T6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5">#_ </text:span></text:p>
      <text:list xml:id="list3155559225629798275" text:style-name="L9">
        <text:list-item>
          <text:p text:style-name="P32">REVIEW </text:p>
        </text:list-item>
        <text:list-item>
          <text:p text:style-name="P32"><text:span text:style-name="T5">#_ </text:span>TASK-1 : #22</text:p>
        </text:list-item>
        <text:list-item>
          <text:p text:style-name="P32"><text:span text:style-name="T5">#_ </text:span>SEG-1 : search ==&gt; “plasma microwave discharge”</text:p>
          <text:list>
            <text:list-item>
              <text:p text:style-name="P32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2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7296984158554629744" text:style-name="L10">
        <text:list-item>
          <text:p text:style-name="P33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6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5">#_ </text:span></text:p>
      <text:list xml:id="list767461081653992725" text:style-name="L11">
        <text:list-item>
          <text:p text:style-name="P34">REVIEW </text:p>
        </text:list-item>
        <text:list-item>
          <text:p text:style-name="P34"><text:span text:style-name="T5">#_ </text:span>TASK-1 : M-47 / #21.1 “<text:span text:style-name="T9">Gliding arc (GA) discharge</text:span>”</text:p>
          <text:list>
            <text:list-item>
              <text:p text:style-name="P34">==&gt; COMP</text:p>
            </text:list-item>
          </text:list>
        </text:list-item>
      </text:list>
      <text:p text:style-name="P5">[next]</text:p>
      <text:list xml:id="list6978154344479004452" text:style-name="L12">
        <text:list-item>
          <text:p text:style-name="P84">TASK : #21.1.1 ==&gt; memo-out</text:p>
        </text:list-item>
      </text:list>
      <text:p text:style-name="P5">[further]</text:p>
      <text:p text:style-name="P13"><text:line-break/><text:span text:style-name="T6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5">#_ </text:span></text:p>
      <text:list xml:id="list2391032481829381937" text:style-name="L13">
        <text:list-item>
          <text:p text:style-name="P35"><text:soft-page-break/>REVIEW </text:p>
        </text:list-item>
        <text:list-item>
          <text:p text:style-name="P35">TASK-1 : #21.1.1 ==&gt; memo-out</text:p>
          <text:list>
            <text:list-item>
              <text:p text:style-name="P35">T-1.1</text:p>
              <text:list>
                <text:list-item>
                  <text:p text:style-name="P35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1807717843459739265" text:style-name="L14">
        <text:list-item>
          <text:p text:style-name="P36">TASK : #22 / M-47</text:p>
          <text:list>
            <text:list-item>
              <text:p text:style-name="P36">==&gt; pick up again</text:p>
            </text:list-item>
          </text:list>
        </text:list-item>
      </text:list>
      <text:p text:style-name="P5">[further]</text:p>
      <text:p text:style-name="P13"><text:line-break/><text:span text:style-name="T6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5">#_ </text:span></text:p>
      <text:list xml:id="list1442793412068321671" text:style-name="L15">
        <text:list-item>
          <text:p text:style-name="P37">REVIEW </text:p>
        </text:list-item>
        <text:list-item>
          <text:p text:style-name="P37">TASK-1 : #22 / M-47</text:p>
          <text:list>
            <text:list-item>
              <text:p text:style-name="P37">search : plasma radio frequency</text:p>
              <text:list>
                <text:list-item>
                  <text:p text:style-name="P37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7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7">search : “RF plasma”</text:p>
              <text:list>
                <text:list-item>
                  <text:p text:style-name="P37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7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7">search : “plasma corona discharge”</text:p>
              <text:list>
                <text:list-item>
                  <text:p text:style-name="P37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7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7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 </text:p>
          <text:list>
            <text:list-item>
              <text:list>
                <text:list-item>
                  <text:p text:style-name="P37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1172197274958199749" text:style-name="L16">
        <text:list-item>
          <text:p text:style-name="P85">TASK : #24.6 / M-47</text:p>
        </text:list-item>
      </text:list>
      <text:p text:style-name="P5">[further]</text:p>
      <text:p text:style-name="P13"><text:line-break/><text:span text:style-name="T6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5">#_ </text:span></text:p>
      <text:list xml:id="list4245645261425735690" text:style-name="L17">
        <text:list-item>
          <text:p text:style-name="P38"><text:soft-page-break/>REVIEW </text:p>
        </text:list-item>
        <text:list-item>
          <text:p text:style-name="P38">TASK-1 : #24.6 / M-47 </text:p>
          <text:list>
            <text:list-item>
              <text:p text:style-name="P38">#24.6</text:p>
              <text:list>
                <text:list-item>
                  <text:p text:style-name="P38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8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8"/>
                </text:list-item>
              </text:list>
            </text:list-item>
          </text:list>
        </text:list-item>
      </text:list>
      <text:p text:style-name="P5">[next]</text:p>
      <text:list xml:id="list227397191824357087" text:style-name="L18">
        <text:list-item>
          <text:p text:style-name="P86">TASK : M-52</text:p>
        </text:list-item>
      </text:list>
      <text:p text:style-name="P5">[further]</text:p>
      <text:p text:style-name="P13"><text:line-break/><text:span text:style-name="T6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5">#_ </text:span></text:p>
      <text:list xml:id="list9126304424241623007" text:style-name="L19">
        <text:list-item>
          <text:p text:style-name="P39">REVIEW </text:p>
        </text:list-item>
        <text:list-item>
          <text:p text:style-name="P39">TASK-1 : </text:p>
          <text:list>
            <text:list-item>
              <text:p text:style-name="P39">==&gt; OK</text:p>
            </text:list-item>
          </text:list>
        </text:list-item>
      </text:list>
      <text:p text:style-name="P5">[next]</text:p>
      <text:list xml:id="list8447979176968070436" text:style-name="L20">
        <text:list-item>
          <text:p text:style-name="P40">TASK : M-47 : <text:span text:style-name="T11">#23</text:span></text:p>
          <text:list>
            <text:list-item>
              <text:p text:style-name="P40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6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5">#_ </text:span></text:p>
      <text:list xml:id="list3427347047533283497" text:style-name="L21">
        <text:list-item>
          <text:p text:style-name="P41">REVIEW </text:p>
        </text:list-item>
        <text:list-item>
          <text:p text:style-name="P41">TASK : M-47 : <text:span text:style-name="T11">#23 #23.1</text:span></text:p>
          <text:list>
            <text:list-item>
              <text:p text:style-name="P79">#23.1</text:p>
            </text:list-item>
            <text:list-item>
              <text:p text:style-name="P41">#23.3</text:p>
            </text:list-item>
            <text:list-item>
              <text:p text:style-name="P41">~ <text:span text:style-name="T11">#23.3.7</text:span></text:p>
            </text:list-item>
            <text:list-item>
              <text:p text:style-name="P41"/>
            </text:list-item>
          </text:list>
        </text:list-item>
      </text:list>
      <text:p text:style-name="P19">[next]</text:p>
      <text:list xml:id="list2374054510840292504" text:style-name="L22">
        <text:list-item>
          <text:p text:style-name="P42">TASK : <text:span text:style-name="T11">#23.4</text:span></text:p>
          <text:list>
            <text:list-item>
              <text:p text:style-name="P80"/>
            </text:list-item>
          </text:list>
        </text:list-item>
      </text:list>
      <text:p text:style-name="P5">[further]</text:p>
      <text:p text:style-name="P13"><text:line-break/><text:span text:style-name="T6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5">#_ </text:span></text:p>
      <text:list xml:id="list4260563664411901854" text:style-name="L23">
        <text:list-item>
          <text:p text:style-name="P43">REVIEW </text:p>
        </text:list-item>
        <text:list-item>
          <text:p text:style-name="P43">TASK-1 : M-47 : <text:span text:style-name="T11">#23.4</text:span></text:p>
          <text:list>
            <text:list-item>
              <text:p text:style-name="P43"><text:span text:style-name="T7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3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3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7724436290905655803" text:style-name="L24">
        <text:list-item>
          <text:p text:style-name="P44">TASK : M-47</text:p>
          <text:list>
            <text:list-item>
              <text:p text:style-name="P44"><text:s/><text:span text:style-name="T11">#23.4.1</text:span></text:p>
            </text:list-item>
          </text:list>
        </text:list-item>
        <text:list-item>
          <text:p text:style-name="P44"/>
        </text:list-item>
      </text:list>
      <text:p text:style-name="P5">[further]</text:p>
      <text:p text:style-name="P6"><text:soft-page-break/><text:line-break/><text:span text:style-name="T6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5">#_ </text:span></text:p>
      <text:list xml:id="list2174835892006733201" text:style-name="L25">
        <text:list-item>
          <text:p text:style-name="P45">REVIEW </text:p>
        </text:list-item>
        <text:list-item>
          <text:p text:style-name="P45"><text:span text:style-name="T5">#_ </text:span>SEG-1 : mapping</text:p>
          <text:list>
            <text:list-item>
              <text:p text:style-name="P45">C:\WORKS_2\WS\FM_2_20171104_225946\Projects\JVEMV6\37_miscs\23_co2</text:p>
              <text:list>
                <text:list-item>
                  <text:p text:style-name="P45">1_mind-map.mm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-1 </text:p>
          <text:list>
            <text:list-item>
              <text:list>
                <text:list-item>
                  <text:p text:style-name="P20">M-47</text:p>
                </text:list-item>
                <text:list-item>
                  <text:p text:style-name="P81">#23.4.1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s: SOEC</text:p>
                  <text:list>
                    <text:list-item>
                      <text:p text:style-name="P45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5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5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1587500428729129005" text:style-name="L26">
        <text:list-item>
          <text:p text:style-name="P46">TASK</text:p>
          <text:list>
            <text:list-item>
              <text:p text:style-name="P46">M-47 : <text:span text:style-name="T11">#23.6</text:span></text:p>
            </text:list-item>
          </text:list>
        </text:list-item>
      </text:list>
      <text:p text:style-name="P5">[further]</text:p>
      <text:p text:style-name="P6"><text:line-break/><text:span text:style-name="T6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5">#_ </text:span></text:p>
      <text:list xml:id="list23799204526582618" text:style-name="L27">
        <text:list-item>
          <text:p text:style-name="P47">REVIEW </text:p>
        </text:list-item>
        <text:list-item>
          <text:p text:style-name="P47">TASK-1 : M-47 : <text:span text:style-name="T11">#23.6</text:span></text:p>
          <text:list>
            <text:list-item>
              <text:p text:style-name="P47">? : “direct oxidative production of oxygenates”</text:p>
              <text:list>
                <text:list-item>
                  <text:p text:style-name="P47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7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7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7"/>
                </text:list-item>
              </text:list>
            </text:list-item>
          </text:list>
        </text:list-item>
      </text:list>
      <text:p text:style-name="P5">[next]</text:p>
      <text:list xml:id="list788676176805078081" text:style-name="L28">
        <text:list-item>
          <text:p text:style-name="P48">TASK ==&gt; see memo</text:p>
        </text:list-item>
      </text:list>
      <text:p text:style-name="P5"><text:soft-page-break/>[further]</text:p>
      <text:p text:style-name="P6"><text:line-break/><text:span text:style-name="T6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5">#_ </text:span></text:p>
      <text:list xml:id="list2836123629618740641" text:style-name="L29">
        <text:list-item>
          <text:p text:style-name="P49">REVIEW </text:p>
        </text:list-item>
        <text:list-item>
          <text:p text:style-name="P49">TASK-1 : M-47 / #23</text:p>
          <text:list>
            <text:list-item>
              <text:p text:style-name="P49">up to : //20200727_154823</text:p>
            </text:list-item>
            <text:list-item>
              <text:p text:style-name="P49"><text:span text:style-name="T5">#_ </text:span>DRM ==&gt; what?</text:p>
              <text:list>
                <text:list-item>
                  <text:p text:style-name="P49">==&gt; “dry reforming of methane ” (2.2.1.)</text:p>
                </text:list-item>
              </text:list>
            </text:list-item>
            <text:list-item>
              <text:p text:style-name="P49"><text:span text:style-name="T5">#_ </text:span>rea<text:span text:style-name="T7">d : texts_47.odt </text:span></text:p>
              <text:list>
                <text:list-item>
                  <text:p text:style-name="P49">#6</text:p>
                </text:list-item>
              </text:list>
            </text:list-item>
            <text:list-item>
              <text:p text:style-name="P49">rea<text:span text:style-name="T7">d : M-47 / secton : 2.2.</text:span></text:p>
              <text:list>
                <text:list-item>
                  <text:p text:style-name="P77">mapping</text:p>
                </text:list-item>
              </text:list>
            </text:list-item>
          </text:list>
        </text:list-item>
      </text:list>
      <text:p text:style-name="P5">[next]</text:p>
      <text:list xml:id="list897986485318246602" text:style-name="L30">
        <text:list-item>
          <text:p text:style-name="P50">TASK : #15 / M-47</text:p>
          <text:list>
            <text:list-item>
              <text:p text:style-name="P50">texts_47.odt</text:p>
            </text:list-item>
          </text:list>
        </text:list-item>
        <text:list-item>
          <text:p text:style-name="P50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6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5">#_ </text:span></text:p>
      <text:list xml:id="list6423326114132746920" text:style-name="L31">
        <text:list-item>
          <text:p text:style-name="P51">REVIEW </text:p>
        </text:list-item>
        <text:list-item>
          <text:p text:style-name="P51">TASK : #15 / M-47</text:p>
          <text:list>
            <text:list-item>
              <text:p text:style-name="P51">texts_47.odt</text:p>
            </text:list-item>
          </text:list>
        </text:list-item>
      </text:list>
      <text:p text:style-name="P5">[next]</text:p>
      <text:list xml:id="list6875360385477718499" text:style-name="L32">
        <text:list-item>
          <text:p text:style-name="P52">TASK</text:p>
          <text:list>
            <text:list-item>
              <text:p text:style-name="P52">#15.05 / M-47</text:p>
            </text:list-item>
          </text:list>
        </text:list-item>
        <text:list-item>
          <text:p text:style-name="P52">TASK</text:p>
          <text:list>
            <text:list-item>
              <text:p text:style-name="P52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6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5">#_ </text:span></text:p>
      <text:list xml:id="list5923364576483533877" text:style-name="L33">
        <text:list-item>
          <text:p text:style-name="P53">REVIEW </text:p>
        </text:list-item>
        <text:list-item>
          <text:p text:style-name="P53">TASK</text:p>
          <text:list>
            <text:list-item>
              <text:p text:style-name="P53">#15.05 / M-47</text:p>
            </text:list-item>
          </text:list>
        </text:list-item>
        <text:list-item>
          <text:p text:style-name="P53">TASK</text:p>
          <text:list>
            <text:list-item>
              <text:p text:style-name="P53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2370191286120353990" text:style-name="L34">
        <text:list-item>
          <text:p text:style-name="P54">TASK : #16 / M-47</text:p>
        </text:list-item>
        <text:list-item>
          <text:p text:style-name="P54">TASK : M-51</text:p>
        </text:list-item>
      </text:list>
      <text:p text:style-name="P6"><text:line-break/><text:span text:style-name="T6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5">#_ </text:span></text:p>
      <text:list xml:id="list4958718544207502183" text:style-name="L35">
        <text:list-item>
          <text:p text:style-name="P55">REVIEW </text:p>
        </text:list-item>
        <text:list-item>
          <text:p text:style-name="P55">TASK-1 : #16 / M-47</text:p>
        </text:list-item>
        <text:list-item>
          <text:p text:style-name="P78">TASK : M-51</text:p>
        </text:list-item>
      </text:list>
      <text:p text:style-name="P5"><text:soft-page-break/>[next]</text:p>
      <text:list xml:id="list8024981178032460807" text:style-name="L36">
        <text:list-item>
          <text:p text:style-name="P56">TASK : m-47</text:p>
          <text:list>
            <text:list-item>
              <text:p text:style-name="P56">#16.0.3</text:p>
            </text:list-item>
          </text:list>
        </text:list-item>
      </text:list>
      <text:p text:style-name="P6"><text:line-break/><text:span text:style-name="T6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5">#_ </text:span></text:p>
      <text:list xml:id="list3517367025538445280" text:style-name="L37">
        <text:list-item>
          <text:p text:style-name="P57">REVIEW </text:p>
        </text:list-item>
        <text:list-item>
          <text:p text:style-name="P57">TASK : m-47</text:p>
          <text:list>
            <text:list-item>
              <text:p text:style-name="P57">#16.0.3</text:p>
            </text:list-item>
          </text:list>
        </text:list-item>
      </text:list>
      <text:p text:style-name="P5">[next]</text:p>
      <text:list xml:id="list4157069708789082824" text:style-name="L38">
        <text:list-item>
          <text:p text:style-name="P58">TASK : m-47 / #17.0.4</text:p>
        </text:list-item>
      </text:list>
      <text:p text:style-name="P6"><text:line-break/><text:span text:style-name="T6">[/ XXX] 20200830_182318</text:span></text:p>
      <text:p text:style-name="P4"/>
      <text:p text:style-name="P3"/>
      <text:p text:style-name="P5"><text:span text:style-name="T2">23.1_10</text:span>----------------------------------------------------------------</text:p>
      <text:p text:style-name="P8">[11] res free# JVEMV6 37#23.1_X / 37. miscs / 23. CO2 / 1. mind-map / 20200903_155225</text:p>
      <text:p text:style-name="P4"/>
      <text:p text:style-name="P5"><text:soft-page-break/>[do] <text:span text:style-name="T5">#_ </text:span></text:p>
      <text:list xml:id="list7407331978954603554" text:style-name="L39">
        <text:list-item>
          <text:p text:style-name="P59"><text:span text:style-name="T5">#_ </text:span>REVIEW </text:p>
        </text:list-item>
        <text:list-item>
          <text:p text:style-name="P59">TASK : m-47 / #17.0.4</text:p>
          <text:list>
            <text:list-item>
              <text:p text:style-name="P59"><text:span text:style-name="T5">#_ </text:span>#17.0.4</text:p>
            </text:list-item>
            <text:list-item>
              <text:p text:style-name="P59">#17.1</text:p>
            </text:list-item>
          </text:list>
        </text:list-item>
      </text:list>
      <text:p text:style-name="P5">[next]</text:p>
      <text:list xml:id="list4626963656393935904" text:style-name="L40">
        <text:list-item>
          <text:p text:style-name="P60">TASK : #17.2 (texts_47.[#17~].odt)</text:p>
        </text:list-item>
      </text:list>
      <text:p text:style-name="P6"><text:line-break/><text:span text:style-name="T6">[/ XXX] 20200903_163950</text:span></text:p>
      <text:p text:style-name="P4"/>
      <text:p text:style-name="P3"/>
      <text:p text:style-name="P4"/>
      <text:p text:style-name="P5"><text:span text:style-name="T2">23.1_11</text:span>----------------------------------------------------------------</text:p>
      <text:p text:style-name="P8">[12] res free# JVEMV6 37#23.1_X / 37. miscs / 23. CO2 / 1. mind-map / 20200904_173857</text:p>
      <text:p text:style-name="P4"/>
      <text:p text:style-name="P5">[do] <text:span text:style-name="T5">#_ </text:span></text:p>
      <text:list xml:id="list4004581937337345308" text:style-name="L41">
        <text:list-item>
          <text:p text:style-name="P61">REVIEW </text:p>
        </text:list-item>
        <text:list-item>
          <text:p text:style-name="P61">TASK-1 : #17.2 </text:p>
        </text:list-item>
      </text:list>
      <text:p text:style-name="P5">[next]</text:p>
      <text:list xml:id="list6691579379122903555" text:style-name="L42">
        <text:list-item>
          <text:p text:style-name="P62">TASK</text:p>
        </text:list-item>
      </text:list>
      <text:p text:style-name="P6"><text:line-break/><text:span text:style-name="T6">[/ XXX] </text:span></text:p>
      <text:p text:style-name="P4"/>
      <text:p text:style-name="P3"><text:soft-page-break/></text:p>
      <text:p text:style-name="P5"><text:span text:style-name="T2">23.1_12</text:span>----------------------------------------------------------------</text:p>
      <text:p text:style-name="P8">[13] res free# JVEMV6 37#23.1_X / 37. miscs / 23. CO2 / 1. mind-map / 20200908_183609</text:p>
      <text:p text:style-name="P4"/>
      <text:p text:style-name="P5">[do] <text:span text:style-name="T5">#_ </text:span></text:p>
      <text:list xml:id="list1588828550139853531" text:style-name="L43">
        <text:list-item>
          <text:p text:style-name="P63">REVIEW </text:p>
        </text:list-item>
        <text:list-item>
          <text:p text:style-name="P63">TASK-1 : #18 / texts_47.[#17~].odt</text:p>
          <text:list>
            <text:list-item>
              <text:p text:style-name="P63">docs</text:p>
              <text:list>
                <text:list-item>
                  <text:p text:style-name="P21"><text:a xlink:type="simple" xlink:href="http://science.shinshu-u.ac.jp/~tiiyama/?page_id=4309" text:style-name="Internet_20_link" text:visited-style-name="Visited_20_Internet_20_Link"><text:span text:style-name="T4">http://science.shinshu-u.ac.jp/~tiiyama/?page_id=4309</text:span></text:a></text:p>
                </text:list-item>
                <text:list-item>
                  <text:p text:style-name="P63"><text:a xlink:type="simple" xlink:href="https://www.researchgate.net/figure/Schematic-of-non-thermal-dielectric-barrier-discharge-DBD-NO-plasma-system-The_fig1_280568736" text:style-name="Internet_20_link" text:visited-style-name="Visited_20_Internet_20_Link">https://www.researchgate.net/figure/Schematic-of-non-thermal-dielectric-barrier-discharge-DBD-NO-plasma-system-The_fig1_280568736</text:a></text:p>
                </text:list-item>
                <text:list-item>
                  <text:p text:style-name="P63"><text:a xlink:type="simple" xlink:href="https://www.azom.com/article.aspx?ArticleID=912" text:style-name="Internet_20_link" text:visited-style-name="Visited_20_Internet_20_Link">https://www.azom.com/article.aspx?ArticleID=912</text:a></text:p>
                </text:list-item>
                <text:list-item>
                  <text:p text:style-name="P63"/>
                </text:list-item>
              </text:list>
            </text:list-item>
          </text:list>
        </text:list-item>
      </text:list>
      <text:p text:style-name="P5">[next]</text:p>
      <text:list xml:id="list6450543241031317170" text:style-name="L44">
        <text:list-item>
          <text:p text:style-name="P64">TASK : <text:span text:style-name="T12">#18.1</text:span></text:p>
        </text:list-item>
        <text:list-item>
          <text:p text:style-name="P64"/>
        </text:list-item>
      </text:list>
      <text:p text:style-name="P6"><text:line-break/><text:span text:style-name="T6">[/ XXX] 20200908_183609</text:span></text:p>
      <text:p text:style-name="P4"/>
      <text:p text:style-name="P3"/>
      <text:p text:style-name="P5"><text:span text:style-name="T2">23.1_13</text:span>----------------------------------------------------------------</text:p>
      <text:p text:style-name="P8">[14] res free# JVEMV6 37#23.1_X / 37. miscs / 23. CO2 / 1. mind-<text:soft-page-break/>map / 20200913_171746</text:p>
      <text:p text:style-name="P4"/>
      <text:p text:style-name="P5">[do] <text:span text:style-name="T5">#_ </text:span></text:p>
      <text:list xml:id="list7156502395017542499" text:style-name="L45">
        <text:list-item>
          <text:p text:style-name="P65">REVIEW </text:p>
        </text:list-item>
        <text:list-item>
          <text:p text:style-name="P65">TASK : <text:span text:style-name="T12">#18.1</text:span></text:p>
          <text:list>
            <text:list-item>
              <text:p text:style-name="P65"><text:s/>docs</text:p>
              <text:list>
                <text:list-item>
                  <text:p text:style-name="P65"><text:a xlink:type="simple" xlink:href="https://en.wikipedia.org/wiki/Electron_ionization" text:style-name="Internet_20_link" text:visited-style-name="Visited_20_Internet_20_Link">https://en.wikipedia.org/wiki/Electron_ionization</text:a></text:p>
                </text:list-item>
              </text:list>
            </text:list-item>
          </text:list>
        </text:list-item>
      </text:list>
      <text:p text:style-name="P15"/>
      <text:p text:style-name="P5">[next]</text:p>
      <text:list xml:id="list1158075093915883317" text:style-name="L46">
        <text:list-item>
          <text:p text:style-name="P66">TASK : <text:span text:style-name="T12">#19</text:span></text:p>
        </text:list-item>
      </text:list>
      <text:p text:style-name="P6"><text:line-break/><text:span text:style-name="T6">[/ XXX] 20200913_181827</text:span></text:p>
      <text:p text:style-name="P4"/>
      <text:p text:style-name="P4"/>
      <text:p text:style-name="P3"/>
      <text:p text:style-name="P4"/>
      <text:p text:style-name="P5"><text:span text:style-name="T2">23.1_14</text:span>----------------------------------------------------------------</text:p>
      <text:p text:style-name="P8">[15] res free# JVEMV6 37#23.1_X / 37. miscs / 23. CO2 / 1. mind-map / 20200918_171608</text:p>
      <text:p text:style-name="P4"/>
      <text:p text:style-name="P4"/>
      <text:p text:style-name="P5">[do] <text:span text:style-name="T5">#_ </text:span></text:p>
      <text:list xml:id="list8941610989524956385" text:style-name="L47">
        <text:list-item>
          <text:p text:style-name="P67">REVIEW </text:p>
        </text:list-item>
        <text:list-item>
          <text:p text:style-name="P67">TASK : <text:span text:style-name="T12">#19</text:span></text:p>
        </text:list-item>
      </text:list>
      <text:p text:style-name="P5"><text:soft-page-break/>[next]</text:p>
      <text:list xml:id="list8464364072743842432" text:style-name="L48">
        <text:list-item>
          <text:p text:style-name="P68">TASK : <text:span text:style-name="T11">#20</text:span></text:p>
        </text:list-item>
      </text:list>
      <text:p text:style-name="P6"><text:line-break/><text:span text:style-name="T6">[/ XXX] 20200918_174348</text:span></text:p>
      <text:p text:style-name="P4"/>
      <text:p text:style-name="P3"/>
      <text:p text:style-name="P4"/>
      <text:p text:style-name="P5"><text:span text:style-name="T2">23.1_15</text:span>----------------------------------------------------------------</text:p>
      <text:p text:style-name="P8">[16] res free# JVEMV6 37#23.1_X / 37. miscs / 23. CO2 / 1. mind-map / 20200922_174808</text:p>
      <text:p text:style-name="P5"/>
      <text:p text:style-name="P5">[do] <text:span text:style-name="T5">#_ </text:span></text:p>
      <text:list xml:id="list6676836212712557602" text:style-name="L49">
        <text:list-item>
          <text:p text:style-name="P69">REVIEW </text:p>
        </text:list-item>
        <text:list-item>
          <text:p text:style-name="P69">TASK-1</text:p>
          <text:list>
            <text:list-item>
              <text:p text:style-name="P69">search : plasma DBDS</text:p>
              <text:list>
                <text:list-item>
                  <text:p text:style-name="P69"/>
                </text:list-item>
              </text:list>
            </text:list-item>
          </text:list>
        </text:list-item>
      </text:list>
      <text:p text:style-name="P5">[next]</text:p>
      <text:list xml:id="list435608939178451714" text:style-name="L50">
        <text:list-item>
          <text:p text:style-name="P70">TASK : <text:span text:style-name="T11">#20.1</text:span></text:p>
        </text:list-item>
      </text:list>
      <text:p text:style-name="P6"><text:line-break/><text:span text:style-name="T6">[/ XXX] 20200922_181511</text:span></text:p>
      <text:p text:style-name="P4"/>
      <text:p text:style-name="P4"/>
      <text:p text:style-name="P3"/>
      <text:p text:style-name="P5"><text:span text:style-name="T2">23.1_15</text:span>----------------------------------------------------------------</text:p>
      <text:p text:style-name="P8">[16] res free# JVEMV6 37#23.1_X / 37. miscs / 23. CO2 / 1. mind-<text:soft-page-break/>map / 20200925_180418</text:p>
      <text:p text:style-name="P4"/>
      <text:p text:style-name="P5">[do] <text:span text:style-name="T5">#_ </text:span></text:p>
      <text:list xml:id="list2694771749681132131" text:style-name="L51">
        <text:list-item>
          <text:p text:style-name="P71">REVIEW </text:p>
        </text:list-item>
        <text:list-item>
          <text:p text:style-name="P71">TASK-1 : <text:span text:style-name="T11">#20.1</text:span> </text:p>
          <text:list>
            <text:list-item>
              <text:p text:style-name="P71"/>
            </text:list-item>
          </text:list>
        </text:list-item>
      </text:list>
      <text:p text:style-name="P5">[next]</text:p>
      <text:list xml:id="list1054983286764599988" text:style-name="L52">
        <text:list-item>
          <text:p text:style-name="P72">TASK : <text:span text:style-name="T11">#20.2</text:span> </text:p>
        </text:list-item>
      </text:list>
      <text:p text:style-name="P6"><text:line-break/><text:span text:style-name="T6">[/ XXX] 20200925_181351</text:span></text:p>
      <text:p text:style-name="P4"/>
      <text:p text:style-name="P4"/>
      <text:p text:style-name="P3">@@@</text:p>
      <text:p text:style-name="P4"/>
      <text:p text:style-name="P5"><text:span text:style-name="T2">23.1_16</text:span>----------------------------------------------------------------</text:p>
      <text:p text:style-name="P8">[17] res free# JVEMV6 37#23.1_X / 37. miscs / 23. CO2 / 1. mind-map / XXX</text:p>
      <text:p text:style-name="P4"/>
      <text:p text:style-name="P5">[do] <text:span text:style-name="T5">#_ </text:span></text:p>
      <text:list xml:id="list4686527359113018612" text:style-name="L60">
        <text:list-item>
          <text:p text:style-name="P76">REVIEW </text:p>
        </text:list-item>
        <text:list-item>
          <text:p text:style-name="P76">TASK-1</text:p>
        </text:list-item>
      </text:list>
      <text:p text:style-name="P5">[next]</text:p>
      <text:list xml:id="list5013408396276656971" text:style-name="L59">
        <text:list-item>
          <text:p text:style-name="P75">TASK</text:p>
        </text:list-item>
      </text:list>
      <text:p text:style-name="P6"><text:line-break/><text:span text:style-name="T6">[/ XXX] </text:span></text:p>
      <text:p text:style-name="P4"/>
      <text:p text:style-name="P4"><text:soft-page-break/></text:p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5">#_ </text:span></text:p>
      <text:list xml:id="list38375826" text:continue-list="list9126304424241623007" text:style-name="L19">
        <text:list-item>
          <text:p text:style-name="P39">REVIEW </text:p>
        </text:list-item>
        <text:list-item>
          <text:p text:style-name="P39">TASK-1</text:p>
        </text:list-item>
      </text:list>
      <text:p text:style-name="P5">[next]</text:p>
      <text:list xml:id="list6232724537784126673" text:style-name="L53">
        <text:list-item>
          <text:p text:style-name="P73">TASK</text:p>
        </text:list-item>
      </text:list>
      <text:p text:style-name="P13"><text:line-break/><text:span text:style-name="T6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5">#_ </text:span></text:p>
      <text:list xml:id="list2950108756067236168" text:style-name="L54">
        <text:list-item>
          <text:p text:style-name="P74">REVIEW </text:p>
        </text:list-item>
        <text:list-item>
          <text:p text:style-name="P74">TASK-1</text:p>
          <text:list>
            <text:list-item>
              <text:p text:style-name="P74">read</text:p>
            </text:list-item>
          </text:list>
        </text:list-item>
      </text:list>
      <text:section text:style-name="Sect1" text:name="セクション8">
        <text:list xml:id="list38357235" text:continue-numbering="true" text:style-name="L54">
          <text:list-item>
            <text:list>
              <text:list-item>
                <text:list>
                  <text:list-item>
                    <text:p text:style-name="P74">aa</text:p>
                  </text:list-item>
                  <text:list-item>
                    <text:p text:style-name="P74">bb</text:p>
                  </text:list-item>
                  <text:list-item>
                    <text:p text:style-name="P74">cc</text:p>
                  </text:list-item>
                </text:list>
              </text:list-item>
            </text:list>
          </text:list-item>
        </text:list>
      </text:section>
      <text:list xml:id="list38353446" text:continue-numbering="true" text:style-name="L54">
        <text:list-item>
          <text:list>
            <text:list-item>
              <text:p text:style-name="P74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ext:soft-page-break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8351360" text:continue-numbering="true" text:style-name="L54">
        <text:list-item>
          <text:list>
            <text:list-item>
              <text:p text:style-name="P74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8368213" text:continue-numbering="true" text:style-name="L54">
        <text:list-item>
          <text:p text:style-name="P74">aaa</text:p>
        </text:list-item>
        <text:list-item>
          <text:p text:style-name="P74">aa</text:p>
          <text:list>
            <text:list-item>
              <text:p text:style-name="P74"/>
            </text:list-item>
          </text:list>
        </text:list-item>
      </text:list>
      <text:p text:style-name="P15"/>
      <text:p text:style-name="P5"/>
      <text:p text:style-name="P5">[next]</text:p>
      <text:list xml:id="list5898886975674171991" text:style-name="L55">
        <text:list-item>
          <text:p text:style-name="P87">TASK</text:p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<text:soft-page-break/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ext:soft-page-break/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8">[</text:span><text:span text:style-name="T8">45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10">[16] res free# JVEMV6 37#23.1_X / 37. miscs / 23. CO2 / 1. mind-map / 20200925_180418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7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6270887576532441240" text:style-name="L56">
              <text:list-item>
                <text:p text:style-name="P22">C/P</text:p>
              </text:list-item>
              <text:list-item>
                <text:p text:style-name="P22">change</text:p>
                <text:list>
                  <text:list-item>
                    <text:p text:style-name="P22">next session number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2143328935285559300" text:style-name="L57">
              <text:list-item>
                <text:p text:style-name="P23">top of the title lines, change ==&gt; session number</text:p>
              </text:list-item>
              <text:list-item>
                <text:p text:style-name="P23">current session num ==&gt; increment</text:p>
              </text:list-item>
              <text:list-item>
                <text:p text:style-name="P23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8584075140305048171" text:style-name="L58">
              <text:list-item>
                <text:p text:style-name="P24">doc</text:p>
              </text:list-item>
              <text:list-item>
                <text:p text:style-name="P24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<text:soft-page-break/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9-25T18:14:49.01</dc:date>
    <dc:creator>iwabuchi ken</dc:creator>
    <meta:editing-duration>P2DT14H26M27S</meta:editing-duration>
    <meta:editing-cycles>319</meta:editing-cycles>
    <meta:generator>OpenOffice/4.1.3$Win32 OpenOffice.org_project/413m1$Build-9783</meta:generator>
    <meta:document-statistic meta:table-count="14" meta:image-count="0" meta:object-count="0" meta:page-count="28" meta:paragraph-count="420" meta:word-count="1591" meta:character-count="12800"/>
  </office:meta>
</office:document-meta>
</file>